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Z80 Sans" svg:font-family="'Z80 Sans'" style:font-family-generic="swiss" style:font-pitch="variable"/>
    <style:font-face style:name="fontcustom" svg:font-family="fontcustom" style:font-pitch="variable"/>
  </office:font-face-decls>
  <office:automatic-styles>
    <style:style style:name="P1" style:family="paragraph" style:parent-style-name="Standard">
      <style:text-properties style:font-name="Z80 Sans" fo:font-size="14pt" officeooo:rsid="0017cfd8" officeooo:paragraph-rsid="0017cfd8" style:font-size-asian="14pt" style:font-size-complex="14pt"/>
    </style:style>
    <style:style style:name="P2" style:family="paragraph" style:parent-style-name="Standard">
      <style:text-properties style:font-name="Z80 Sans" fo:font-size="14pt" officeooo:rsid="001a029e" officeooo:paragraph-rsid="001b0f9c" style:font-size-asian="14pt" style:font-size-complex="14pt"/>
    </style:style>
    <style:style style:name="P3" style:family="paragraph" style:parent-style-name="Standard">
      <style:text-properties style:font-name="Z80 Sans" fo:font-size="14pt" officeooo:rsid="001aeefd" officeooo:paragraph-rsid="001b0f9c" style:font-size-asian="14pt" style:font-size-complex="14pt"/>
    </style:style>
    <style:style style:name="T1" style:family="text">
      <style:text-properties officeooo:rsid="001933e2"/>
    </style:style>
    <style:style style:name="T2" style:family="text">
      <style:text-properties officeooo:rsid="001b0f9c"/>
    </style:style>
    <style:style style:name="T3" style:family="text">
      <style:text-properties style:font-name="fontcustom" fo:font-size="14pt" officeooo:rsid="0017cfd8" style:font-size-asian="14pt" style:font-size-complex="14pt"/>
    </style:style>
    <style:style style:name="T4" style:family="text">
      <style:text-properties officeooo:rsid="001db0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b</text:p>
      <text:p text:style-name="P1">af</text:p>
      <text:p text:style-name="P1">d3f0</text:p>
      <text:p text:style-name="P2">3<text:span text:style-name="T2">21234</text:span><text:span text:style-name="T3"/></text:p>
      <text:p text:style-name="P3">3a1234</text:p>
      <text:p text:style-name="P3">ed731239</text:p>
      <text:p text:style-name="P1">c21234</text:p>
      <text:p text:style-name="P1">fd218<text:span text:style-name="T1">192</text:span></text:p>
      <text:p text:style-name="P1">fd66<text:span text:style-name="T4">81</text:span></text:p>
      <text:p text:style-name="P1">34</text:p>
      <text:p text:style-name="P1">cc4567</text:p>
      <text:p text:style-name="P1">be</text:p>
      <text:p text:style-name="P1">1045</text:p>
      <text:p text:style-name="P1">00</text:p>
      <text:p text:style-name="P1">e5</text:p>
      <text:p text:style-name="P1">cb46</text:p>
      <text:p text:style-name="P1">c9</text:p>
      <text:p text:style-name="P1">c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Z80 Sans" svg:font-family="'Z80 Sans'" style:font-family-generic="swiss" style:font-pitch="variable"/>
    <style:font-face style:name="fontcustom" svg:font-family="fontcusto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icrosoft Ya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icrosoft Ya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09:14:02.905628283</meta:creation-date>
    <dc:date>2024-08-25T18:16:10.599396666</dc:date>
    <meta:editing-duration>PT10H48M17S</meta:editing-duration>
    <meta:editing-cycles>25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18" meta:character-count="74" meta:non-whitespace-character-count="74"/>
  </office:meta>
</office:document-meta>
</file>